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office:value-type="string">
            <text:p>Ran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elevan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1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ecision</text:p>
          </table:table-cell>
          <table:table-cell table:number-columns-repeated="20"/>
        </table:table-row>
        <table:table-row table:style-name="ro1">
          <table:table-cell office:value-type="string">
            <text:p>Recall</text:p>
          </table:table-cell>
          <table:table-cell table:number-columns-repeated="20"/>
        </table:table-row>
        <table:table-row table:style-name="ro2" table:number-rows-repeated="9">
          <table:table-cell table:number-columns-repeated="21"/>
        </table:table-row>
        <table:table-row table:style-name="ro1">
          <table:table-cell table:style-name="ce1" office:value-type="string">
            <text:p>MC1</text:p>
          </table:table-cell>
          <table:table-cell table:number-columns-repeated="20"/>
        </table:table-row>
        <table:table-row table:style-name="ro1">
          <table:table-cell office:value-type="string">
            <text:p>Runs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0">
            <text:p>1000000</text:p>
          </table:table-cell>
          <table:table-cell office:value-type="string">
            <text:p>10''</text:p>
          </table:table-cell>
          <table:table-cell office:value-type="string">
            <text:p>100''</text:p>
          </table:table-cell>
          <table:table-cell table:number-columns-repeated="15"/>
        </table:table-row>
        <table:table-row table:style-name="ro1">
          <table:table-cell office:value-type="string">
            <text:p>steps</text:p>
          </table:table-cell>
          <table:table-cell table:number-columns-repeated="5" office:value-type="float" office:value="15">
            <text:p>15</text:p>
          </table:table-cell>
          <table:table-cell table:number-columns-repeated="15"/>
        </table:table-row>
        <table:table-row table:style-name="ro3">
          <table:table-cell office:value-type="string">
            <text:p>Conv</text:p>
          </table:table-cell>
          <table:table-cell office:value-type="string">
            <text:p>Dåligt</text:p>
          </table:table-cell>
          <table:table-cell office:value-type="string">
            <text:p>Dålig</text:p>
          </table:table-cell>
          <table:table-cell office:value-type="string">
            <text:p>Sådär</text:p>
          </table:table-cell>
          <table:table-cell office:value-type="string">
            <text:p>Bättre</text:p>
          </table:table-cell>
          <table:table-cell office:value-type="string">
            <text:p>Bra</text:p>
          </table:table-cell>
          <table:table-cell table:number-columns-repeated="15"/>
        </table:table-row>
        <table:table-row table:style-name="ro2" table:number-rows-repeated="2">
          <table:table-cell table:number-columns-repeated="21"/>
        </table:table-row>
        <table:table-row table:style-name="ro1">
          <table:table-cell table:style-name="ce1" office:value-type="string">
            <text:p>MC2</text:p>
          </table:table-cell>
          <table:table-cell table:number-columns-repeated="20"/>
        </table:table-row>
        <table:table-row table:style-name="ro1">
          <table:table-cell office:value-type="string">
            <text:p>runs</text:p>
          </table:table-cell>
          <table:table-cell office:value-type="float" office:value="86000">
            <text:p>86000</text:p>
          </table:table-cell>
          <table:table-cell office:value-type="float" office:value="172860">
            <text:p>172860</text:p>
          </table:table-cell>
          <table:table-cell office:value-type="float" office:value="864300">
            <text:p>864300</text:p>
          </table:table-cell>
          <table:table-cell office:value-type="string">
            <text:p>8''</text:p>
          </table:table-cell>
          <table:table-cell table:number-columns-repeated="16"/>
        </table:table-row>
        <table:table-row table:style-name="ro1">
          <table:table-cell office:value-type="string">
            <text:p>steps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3">
          <table:table-cell office:value-type="string">
            <text:p>Conv</text:p>
          </table:table-cell>
          <table:table-cell office:value-type="string">
            <text:p>Helt kass</text:p>
          </table:table-cell>
          <table:table-cell office:value-type="string">
            <text:p>Riktigt dålig</text:p>
          </table:table-cell>
          <table:table-cell office:value-type="string">
            <text:p>Dålig</text:p>
          </table:table-cell>
          <table:table-cell office:value-type="string">
            <text:p>Bra</text:p>
          </table:table-cell>
          <table:table-cell table:number-columns-repeated="16"/>
        </table:table-row>
        <table:table-row table:style-name="ro2">
          <table:table-cell table:number-columns-repeated="21"/>
        </table:table-row>
        <table:table-row table:style-name="ro1">
          <table:table-cell table:style-name="ce1" office:value-type="string">
            <text:p>MC3</text:p>
          </table:table-cell>
          <table:table-cell table:number-columns-repeated="20"/>
        </table:table-row>
        <table:table-row table:style-name="ro1">
          <table:table-cell office:value-type="string">
            <text:p>runs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5000">
            <text:p>5000</text:p>
          </table:table-cell>
          <table:table-cell table:number-columns-repeated="14"/>
        </table:table-row>
        <table:table-row table:style-name="ro3">
          <table:table-cell office:value-type="string">
            <text:p>conv</text:p>
          </table:table-cell>
          <table:table-cell table:number-columns-repeated="2" office:value-type="string">
            <text:p>Kass</text:p>
          </table:table-cell>
          <table:table-cell office:value-type="string">
            <text:p>Dålig</text:p>
          </table:table-cell>
          <table:table-cell office:value-type="string">
            <text:p>Sådär</text:p>
          </table:table-cell>
          <table:table-cell table:number-columns-repeated="2" office:value-type="string">
            <text:p>Bra</text:p>
          </table:table-cell>
          <table:table-cell table:number-columns-repeated="1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k Aalto</meta:initial-creator>
    <meta:creation-date>2014-03-18T16:01:10</meta:creation-date>
    <dc:date>2014-03-18T16:18:24</dc:date>
    <dc:creator>Erik Aalto</dc:creator>
    <meta:editing-duration>PT7M18S</meta:editing-duration>
    <meta:editing-cycles>3</meta:editing-cycles>
    <meta:generator>LibreOffice/3.5$Linux_X86_64 LibreOffice_project/350m1$Build-2</meta:generator>
    <meta:document-statistic meta:table-count="3" meta:cell-count="94" meta:object-count="0"/>
  </office:meta>
</office:document-meta>
</file>